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9.278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fo:background-color="transparent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7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Link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Gobilda: (no affiliation)</text:p>
          </table:table-cell>
          <table:table-cell table:style-name="ce2"/>
          <table:table-cell table:style-name="ce12"/>
          <table:table-cell table:style-name="ce2"/>
          <table:table-cell table:number-columns-repeated="57"/>
        </table:table-row>
        <table:table-row table:style-name="ro2">
          <table:table-cell table:style-name="ce2" office:value-type="string" calcext:value-type="string">
            <text:p>U Channel Connector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string" calcext:value-type="string">
            <text:p>1201-0043-0002</text:p>
          </table:table-cell>
          <table:table-cell table:style-name="ce14" office:value-type="string" calcext:value-type="string">
            <text:p><text:a xlink:href="https://www.gobilda.com/1201-series-quad-block-pattern-mount-43-2/" xlink:type="simple">https://www.gobilda.com/1201-series-quad-block-pattern-mount-43-2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Ball Bearings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611-0514-4008</text:p>
          </table:table-cell>
          <table:table-cell table:style-name="ce14" office:value-type="string" calcext:value-type="string">
            <text:p><text:a xlink:href="https://www.gobilda.com/1611-series-flanged-ball-bearing-8mm-rex-id-x-14mm-od-5mm-thickness-2-pack/" xlink:type="simple">https://www.gobilda.com/1611-series-flanged-ball-bearing-8mm-rex-id-x-14mm-od-5mm-thickness-2-pack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Shaft Coupler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4007-1006-4008</text:p>
          </table:table-cell>
          <table:table-cell table:style-name="ce14" office:value-type="string" calcext:value-type="string">
            <text:p><text:a xlink:href="https://www.gobilda.com/4007-series-hyper-coupler-6mm-d-bore-to-8mm-rex-bore/" xlink:type="simple">https://www.gobilda.com/4007-series-hyper-coupler-6mm-d-bore-to-8mm-rex-bore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Roboclaws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IMC404</text:p>
          </table:table-cell>
          <table:table-cell table:style-name="ce14" office:value-type="string" calcext:value-type="string">
            <text:p><text:a xlink:href="https://www.gobilda.com/roboclaw-2x7a-motor-controller/" xlink:type="simple">https://www.gobilda.com/roboclaw-2x7a-motor-controller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60mm REX shaft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2102-0008-0060</text:p>
          </table:table-cell>
          <table:table-cell table:style-name="ce14" office:value-type="string" calcext:value-type="string">
            <text:p><text:a xlink:href="https://www.gobilda.com/2102-series-stainless-steel-rex-shaft-8mm-diameter-60mm-length/" xlink:type="simple">https://www.gobilda.com/2102-series-stainless-steel-rex-shaft-8mm-diameter-60mm-length/</text:a>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xtended Motor screws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800-0004-0016</text:p>
          </table:table-cell>
          <table:table-cell table:style-name="ce15" office:value-type="string" calcext:value-type="string">
            <text:p><text:a xlink:href="https://www.gobilda.com/2800-series-zinc-plated-steel-socket-head-screw-m4-x-0-7mm-16mm-length-25-pack/" xlink:type="simple">https://www.gobilda.com/2800-series-zinc-plated-steel-socket-head-screw-m4-x-0-7mm-16mm-length-25-pack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Rhino Wheel Screws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800-0004-0014</text:p>
          </table:table-cell>
          <table:table-cell table:style-name="ce16" office:value-type="string" calcext:value-type="string">
            <text:p><text:a xlink:href="https://www.gobilda.com/2800-series-zinc-plated-steel-socket-head-screw-m4-x-0-7mm-14mm-length-25-pack/" xlink:type="simple">https://www.gobilda.com/2800-series-zinc-plated-steel-socket-head-screw-m4-x-0-7mm-14mm-length-25-pack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Side plate screws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800-0004-0009</text:p>
          </table:table-cell>
          <table:table-cell table:style-name="ce16" office:value-type="string" calcext:value-type="string">
            <text:p><text:a xlink:href="https://www.gobilda.com/2800-series-zinc-plated-steel-socket-head-screw-m4-x-0-7mm-9mm-length-25-pack/" xlink:type="simple">https://www.gobilda.com/2800-series-zinc-plated-steel-socket-head-screw-m4-x-0-7mm-9mm-length-25-pack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Side plate screws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800-0004-0008</text:p>
          </table:table-cell>
          <table:table-cell table:style-name="ce14" office:value-type="string" calcext:value-type="string">
            <text:p><text:a xlink:href="https://www.gobilda.com/2800-series-zinc-plated-steel-socket-head-screw-m4-x-0-7mm-8mm-length-25-pack/" xlink:type="simple">https://www.gobilda.com/2800-series-zinc-plated-steel-socket-head-screw-m4-x-0-7mm-8mm-length-25-pack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17 Hole U channel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120-0017-0432</text:p>
          </table:table-cell>
          <table:table-cell table:style-name="ce14" office:value-type="string" calcext:value-type="string">
            <text:p><text:a xlink:href="https://www.gobilda.com/1120-series-u-channel-17-hole-432mm-length/" xlink:type="simple">https://www.gobilda.com/1120-series-u-channel-17-hole-432mm-length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13 Hole U channel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1120-0013-0336</text:p>
          </table:table-cell>
          <table:table-cell table:style-name="ce14" office:value-type="string" calcext:value-type="string">
            <text:p><text:a xlink:href="https://www.gobilda.com/1120-series-u-channel-13-hole-336mm-length/" xlink:type="simple">https://www.gobilda.com/1120-series-u-channel-13-hole-336mm-length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Wheel hub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310-0016-4008</text:p>
          </table:table-cell>
          <table:table-cell table:style-name="ce14" office:value-type="string" calcext:value-type="string">
            <text:p><text:a xlink:href="https://www.gobilda.com/1310-series-hyper-hub-8mm-rex-bore/" xlink:type="simple">https://www.gobilda.com/1310-series-hyper-hub-8mm-rex-bore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Wheel Adapters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206-0016-0005</text:p>
          </table:table-cell>
          <table:table-cell table:style-name="ce14" office:value-type="string" calcext:value-type="string">
            <text:p><text:a xlink:href="https://www.gobilda.com/1206-series-pattern-adaptor-16-5-2-pack/" xlink:type="simple">https://www.gobilda.com/1206-series-pattern-adaptor-16-5-2-pack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Rhino Wheels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3601-0014-0120</text:p>
          </table:table-cell>
          <table:table-cell table:style-name="ce14" office:value-type="string" calcext:value-type="string">
            <text:p><text:a xlink:href="https://www.gobilda.com/3601-series-rhino-wheel-14mm-bore-120mm-diameter/" xlink:type="simple">https://www.gobilda.com/3601-series-rhino-wheel-14mm-bore-120mm-diameter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Lead Wir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800-0013-0300</text:p>
          </table:table-cell>
          <table:table-cell table:style-name="ce14" office:value-type="string" calcext:value-type="string">
            <text:p><text:a xlink:href="https://www.gobilda.com/3-5mm-bullet-lead-mh-fc-300mm-length/" xlink:type="simple">https://www.gobilda.com/3-5mm-bullet-lead-mh-fc-300mm-length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Encoder Breakou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801-0919-0300</text:p>
          </table:table-cell>
          <table:table-cell table:style-name="ce14" office:value-type="string" calcext:value-type="string">
            <text:p><text:a xlink:href="https://www.gobilda.com/encoder-breakout-cable-4-pos-jst-xh-mh-fc-to-4-x-1-pos-tjc8-mh-fc-300mm-length/" xlink:type="simple">https://www.gobilda.com/encoder-breakout-cable-4-pos-jst-xh-mh-fc-to-4-x-1-pos-tjc8-mh-fc-300mm-length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Motor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202-0002-0019</text:p>
          </table:table-cell>
          <table:table-cell table:style-name="ce14" office:value-type="string" calcext:value-type="string">
            <text:p><text:a xlink:href="https://www.gobilda.com/5202-series-yellow-jacket-planetary-gear-motor-19-2-1-ratio-312-rpm-3-3-5v-encoder/" xlink:type="simple">https://www.gobilda.com/5202-series-yellow-jacket-planetary-gear-motor-19-2-1-ratio-312-rpm-3-3-5v-encoder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Thrust Bearing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613-0516-0008</text:p>
          </table:table-cell>
          <table:table-cell table:style-name="ce14" office:value-type="string" calcext:value-type="string">
            <text:p><text:a xlink:href="https://www.gobilda.com/1613-series-thrust-ball-bearing-8mm-id-x-16mm-od-5mm-thickness/" xlink:type="simple">https://www.gobilda.com/1613-series-thrust-ball-bearing-8mm-id-x-16mm-od-5mm-thickness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3mm Hex Ke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201-0090-0030</text:p>
          </table:table-cell>
          <table:table-cell table:style-name="ce14" office:value-type="string" calcext:value-type="string">
            <text:p><text:a xlink:href="https://www.gobilda.com/3mm-ball-end-hex-l-key/" xlink:type="simple">https://www.gobilda.com/3mm-ball-end-hex-l-key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7mm Wren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202-0070-1070</text:p>
          </table:table-cell>
          <table:table-cell table:style-name="ce14" office:value-type="string" calcext:value-type="string">
            <text:p><text:a xlink:href="https://www.gobilda.com/7mm-combination-wrench/" xlink:type="simple">https://www.gobilda.com/7mm-combination-wrench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Clamp Coll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910-0920-4008</text:p>
          </table:table-cell>
          <table:table-cell table:style-name="ce14" office:value-type="string" calcext:value-type="string">
            <text:p><text:a xlink:href="https://www.gobilda.com/2910-series-aluminum-clamping-collar-8mm-rex-id-x-20mm-od-9mm-length/" xlink:type="simple">https://www.gobilda.com/2910-series-aluminum-clamping-collar-8mm-rex-id-x-20mm-od-9mm-length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Bearing Spacer 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7-0811-0500</text:p>
          </table:table-cell>
          <table:table-cell table:style-name="ce14" office:value-type="string" calcext:value-type="string">
            <text:p><text:a xlink:href="https://www.gobilda.com/2807-series-stainless-steel-shim-8mm-id-x-11mm-od-0-50mm-thickness-12-pack/" xlink:type="simple">https://www.gobilda.com/2807-series-stainless-steel-shim-8mm-id-x-11mm-od-0-50mm-thickness-12-pack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Bearing Spacer 1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7-0811-1000</text:p>
          </table:table-cell>
          <table:table-cell table:style-name="ce14" office:value-type="string" calcext:value-type="string">
            <text:p><text:a xlink:href="https://www.gobilda.com/2807-series-stainless-steel-shim-8mm-id-x-11mm-od-1mm-thickness-12-pack/" xlink:type="simple">https://www.gobilda.com/2807-series-stainless-steel-shim-8mm-id-x-11mm-od-1mm-thickness-12-pack/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XT30 screw terminal end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800-0001-0300</text:p>
          </table:table-cell>
          <table:table-cell table:style-name="ce14" office:value-type="string" calcext:value-type="string">
            <text:p><text:a xlink:href="https://www.gobilda.com/xt30-lead-fh-mc-300mm-length/" xlink:type="simple">https://www.gobilda.com/xt30-lead-fh-mc-300mm-length/</text:a></text:p>
          </table:table-cell>
          <table:table-cell table:number-columns-repeated="57"/>
        </table:table-row>
        <table:table-row table:style-name="ro1" table:number-rows-repeated="2">
          <table:table-cell table:style-name="ce2" table:number-columns-repeated="4"/>
          <table:table-cell table:number-columns-repeated="57"/>
        </table:table-row>
        <table:table-row table:style-name="ro1">
          <table:table-cell table:style-name="ce1" office:value-type="string" calcext:value-type="string">
            <text:p>Amazon: <text:s/>(no affiliation)</text:p>
          </table:table-cell>
          <table:table-cell table:style-name="ce2" table:number-columns-repeated="3"/>
          <table:table-cell table:number-columns-repeated="57"/>
        </table:table-row>
        <table:table-row table:style-name="ro2">
          <table:table-cell table:style-name="ce2" office:value-type="string" calcext:value-type="string">
            <text:p>ABS Pl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string" calcext:value-type="string">
            <text:p><text:a xlink:href="https://www.amazon.com/Install-Bay-89-00-9032-Plastic-8-Inches/dp/B000K4YNLI" xlink:type="simple">https://www.amazon.com/Install-Bay-89-00-9032-Plastic-8-Inches/dp/B000K4YNLI</text:a></text:p>
          </table:table-cell>
          <table:table-cell table:style-name="ce18" table:number-columns-repeated="5"/>
          <table:table-cell table:number-columns-repeated="52"/>
        </table:table-row>
        <table:table-row table:style-name="ro2">
          <table:table-cell table:style-name="ce2" office:value-type="string" calcext:value-type="string">
            <text:p>XT60 to XT30 Adapte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string" calcext:value-type="string">
            <text:p><text:a xlink:href="https://www.amazon.com/dp/B073Z77473" xlink:type="simple">https://www.amazon.com/dp/B073Z77473</text:a></text:p>
          </table:table-cell>
          <table:table-cell table:style-name="ce18" table:number-columns-repeated="5"/>
          <table:table-cell table:number-columns-repeated="4"/>
          <table:table-cell table:style-name="ce2"/>
          <table:table-cell table:number-columns-repeated="47"/>
        </table:table-row>
        <table:table-row table:style-name="ro2">
          <table:table-cell table:style-name="ce2" office:value-type="string" calcext:value-type="string">
            <text:p>#8-32 screws (3/4") for Mecan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string" calcext:value-type="string">
            <text:p><text:a xlink:href="https://www.amazon.com/gp/product/B07BTLCC9M" xlink:type="simple">https://www.amazon.com/gp/product/B07BTLCC9M</text:a></text:p>
          </table:table-cell>
          <table:table-cell table:style-name="ce18" table:number-columns-repeated="5"/>
          <table:table-cell table:number-columns-repeated="4"/>
          <table:table-cell table:style-name="ce2"/>
          <table:table-cell table:number-columns-repeated="47"/>
        </table:table-row>
        <table:table-row table:style-name="ro2">
          <table:table-cell table:style-name="ce2" office:value-type="string" calcext:value-type="string">
            <text:p>Dual XT60 Output Adap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</text:p>
          </table:table-cell>
          <table:table-cell table:style-name="ce16" office:value-type="string" calcext:value-type="string">
            <text:p><text:a xlink:href="https://www.amazon.com/RC-Parallel-Connector-Multicopter-Quadcopter/dp/B078TG59D8" xlink:type="simple">https://www.amazon.com/RC-Parallel-Connector-Multicopter-Quadcopter/dp/B078TG59D8</text:a></text:p>
          </table:table-cell>
          <table:table-cell table:style-name="ce18" table:number-columns-repeated="5"/>
          <table:table-cell table:number-columns-repeated="4"/>
          <table:table-cell table:style-name="ce2"/>
          <table:table-cell table:number-columns-repeated="47"/>
        </table:table-row>
        <table:table-row table:style-name="ro1">
          <table:table-cell table:style-name="ce21" office:value-type="string" calcext:value-type="string">
            <text:p>**OPTIONAL**</text:p>
          </table:table-cell>
          <table:table-cell table:style-name="ce22" table:number-columns-repeated="2"/>
          <table:table-cell table:style-name="ce2"/>
          <table:table-cell table:style-name="ce18" table:number-columns-repeated="5"/>
          <table:table-cell table:number-columns-repeated="4"/>
          <table:table-cell table:style-name="ce2"/>
          <table:table-cell table:number-columns-repeated="47"/>
        </table:table-row>
        <table:table-row table:style-name="ro2">
          <table:table-cell table:style-name="ce22" office:value-type="string" calcext:value-type="string">
            <text:p>Venom Pro Duo Charge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73067005277" calcext:value-type="float">
            <text:p>873067005277</text:p>
          </table:table-cell>
          <table:table-cell table:style-name="ce16" office:value-type="string" calcext:value-type="string">
            <text:p><text:a xlink:href="https://www.amazon.com/Venom-RC-Battery-Balance-Charger/dp/B07KXFR15K" xlink:type="simple">https://www.amazon.com/Venom-RC-Battery-Balance-Charger/dp/B07KXFR15K</text:a></text:p>
          </table:table-cell>
          <table:table-cell table:style-name="ce18" table:number-columns-repeated="5"/>
          <table:table-cell table:number-columns-repeated="4"/>
          <table:table-cell table:style-name="ce14" office:value-type="string" calcext:value-type="string">
            <text:p><text:a xlink:href="https://www.venompower.com/venom-pro-duo-80w-x2-dual-ac-dc-7a-lipo-lihv-nimh-rc-battery-balance-charger-0685" xlink:type="simple">https://www.venompower.com/venom-pro-duo-80w-x2-dual-ac-dc-7a-lipo-lihv-nimh-rc-battery-balance-charger-0685</text:a></text:p>
          </table:table-cell>
          <table:table-cell table:number-columns-repeated="47"/>
        </table:table-row>
        <table:table-row table:style-name="ro2">
          <table:table-cell table:style-name="ce22" office:value-type="string" calcext:value-type="string">
            <text:p>Venom 3S 50C 5AH (15059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45623024473" calcext:value-type="float">
            <text:p>845623024473</text:p>
          </table:table-cell>
          <table:table-cell table:style-name="ce16" office:value-type="string" calcext:value-type="string">
            <text:p><text:a xlink:href="https://www.amazon.com/Venom-5000mAh-Battery-Universal-Traxxas/dp/B004YNQX7S" xlink:type="simple">https://www.amazon.com/Venom-5000mAh-Battery-Universal-Traxxas/dp/B004YNQX7S</text:a></text:p>
          </table:table-cell>
          <table:table-cell table:style-name="ce18" table:number-columns-repeated="5"/>
          <table:table-cell table:number-columns-repeated="4"/>
          <table:table-cell table:style-name="ce14" office:value-type="string" calcext:value-type="string">
            <text:p><text:a xlink:href="https://www.venompower.com/venom-50c-3s-5000mah-11-1v-lipo-battery-deans-tamiya-ec3-traxxas-plug-1-8-rc-15059" xlink:type="simple">https://www.venompower.com/venom-50c-3s-5000mah-11-1v-lipo-battery-deans-tamiya-ec3-traxxas-plug-1-8-rc-15059</text:a></text:p>
          </table:table-cell>
          <table:table-cell table:number-columns-repeated="47"/>
        </table:table-row>
        <table:table-row table:style-name="ro2">
          <table:table-cell table:style-name="ce22" office:value-type="string" calcext:value-type="string">
            <text:p>Barrel Plug Xavier NX Devkit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NA</text:p>
          </table:table-cell>
          <table:table-cell table:style-name="ce16" office:value-type="string" calcext:value-type="string">
            <text:p><text:a xlink:href="https://www.amazon.com/GOSONO-Female-connector-Security-5-5x2-5mm/dp/B07V4F9NDK" xlink:type="simple">https://www.amazon.com/GOSONO-Female-connector-Security-5-5x2-5mm/dp/B07V4F9NDK</text:a></text:p>
          </table:table-cell>
          <table:table-cell table:style-name="ce18" table:number-columns-repeated="5"/>
          <table:table-cell table:number-columns-repeated="52"/>
        </table:table-row>
        <table:table-row table:style-name="ro2">
          <table:table-cell table:style-name="ce22" office:value-type="string" calcext:value-type="string">
            <text:p>Xavier NX Devkit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NA</text:p>
          </table:table-cell>
          <table:table-cell table:style-name="ce16" office:value-type="string" calcext:value-type="string">
            <text:p><text:a xlink:href="https://www.amazon.com/NVIDIA-Jetson-Xavier-Developer-812674024318" xlink:type="simple">https://www.amazon.com/NVIDIA-Jetson-Xavier-Developer-812674024318</text:a></text:p>
          </table:table-cell>
          <table:table-cell table:style-name="ce18" table:number-columns-repeated="5"/>
          <table:table-cell table:number-columns-repeated="52"/>
        </table:table-row>
        <table:table-row table:style-name="ro1">
          <table:table-cell table:style-name="ce23"/>
          <table:table-cell table:style-name="ce24"/>
          <table:table-cell table:style-name="ce27"/>
          <table:table-cell table:number-columns-repeated="58"/>
        </table:table-row>
        <table:table-row table:style-name="ro1">
          <table:table-cell table:style-name="ce2" table:number-columns-repeated="2"/>
          <table:table-cell table:style-name="ce9"/>
          <table:table-cell table:style-name="ce17"/>
          <table:table-cell table:number-columns-repeated="57"/>
        </table:table-row>
        <table:table-row table:style-name="ro1">
          <table:table-cell table:style-name="ce1" office:value-type="string" calcext:value-type="string">
            <text:p>Vex Robotics: <text:s/>(no affiliation)</text:p>
          </table:table-cell>
          <table:table-cell table:style-name="ce2"/>
          <table:table-cell table:style-name="ce12"/>
          <table:table-cell table:style-name="ce2"/>
          <table:table-cell table:number-columns-repeated="57"/>
        </table:table-row>
        <table:table-row table:style-name="ro2">
          <table:table-cell table:style-name="ce2" office:value-type="string" calcext:value-type="string">
            <text:p>6in left mecanum wheels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17-2799</text:p>
          </table:table-cell>
          <table:table-cell table:style-name="ce14" office:value-type="string" calcext:value-type="string">
            <text:p><text:a xlink:href="https://www.vexrobotics.com/mecanum-wheels.html" xlink:type="simple">https://www.vexrobotics.com/mecanum-wheels.html</text:a>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6in right mecanum wheels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17-2586</text:p>
          </table:table-cell>
          <table:table-cell table:style-name="ce14" office:value-type="string" calcext:value-type="string">
            <text:p><text:a xlink:href="https://www.vexrobotics.com/mecanum-wheels.html" xlink:type="simple">https://www.vexrobotics.com/mecanum-wheels.html</text:a></text:p>
          </table:table-cell>
          <table:table-cell table:number-columns-repeated="57"/>
        </table:table-row>
        <table:table-row table:style-name="ro3" table:number-rows-repeated="2">
          <table:table-cell table:number-columns-repeated="61"/>
        </table:table-row>
        <table:table-row table:style-name="ro4">
          <table:table-cell table:number-columns-repeated="61"/>
        </table:table-row>
        <table:table-row table:style-name="ro3">
          <table:table-cell table:number-columns-repeated="61"/>
        </table:table-row>
        <table:table-row table:style-name="ro4" table:number-rows-repeated="1048528">
          <table:table-cell table:number-columns-repeated="61"/>
        </table:table-row>
        <table:table-row table:style-name="ro4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2:02:44.27215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02T02:05:56.354086644</dc:date>
    <meta:editing-duration>PT3M32S</meta:editing-duration>
    <meta:editing-cycles>2</meta:editing-cycles>
    <meta:document-statistic meta:table-count="1" meta:cell-count="146" meta:object-count="0"/>
  </office:meta>
</office:document-meta>
</file>